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SONScannerTest_scanFieldFloat.test_error_10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JSONScannerTest_scanFieldFloat.test_3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JSONScannerTest_scanFieldFloat.test_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VO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ONScannerTest_scanFieldFloat.test_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VO.setValue( floa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ONScannerTest_scanFieldFloat.test_error_9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JSONScannerTest_scanFieldFloat.test_error_4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JSONScannerTest_scanFieldFloat.test_4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JSONScannerTest_scanFieldFloat.test_error_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JSONScannerTest_scanFieldFloat.test_isBlan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SONScannerTest_scanFieldFloat.test_error_6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JSONScannerTest_scanFieldFloat.test_error_5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JSONScannerTest_scanFieldFloat.test_error_3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JSONScannerTest_scanFieldFloat.test_error_7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JSONScannerTest_scanFieldFloat.test_error_8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JSONScannerTest_scanFieldFloat.test_error_2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JSONScannerTest_scanFieldFloat.test_error_11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JSONScannerTest_scanFieldFloat.test_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